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01cm" fo:break-before="page" table:align="margins"/>
    </style:style>
    <style:style style:name="Table6.A" style:family="table-column">
      <style:table-column-properties style:column-width="1.012cm" style:rel-column-width="3492*"/>
    </style:style>
    <style:style style:name="Table6.B" style:family="table-column">
      <style:table-column-properties style:column-width="0.893cm" style:rel-column-width="3078*"/>
    </style:style>
    <style:style style:name="Table6.C" style:family="table-column">
      <style:table-column-properties style:column-width="0.326cm" style:rel-column-width="1125*"/>
    </style:style>
    <style:style style:name="Table6.D" style:family="table-column">
      <style:table-column-properties style:column-width="2.866cm" style:rel-column-width="9886*"/>
    </style:style>
    <style:style style:name="Table6.E" style:family="table-column">
      <style:table-column-properties style:column-width="1.141cm" style:rel-column-width="3936*"/>
    </style:style>
    <style:style style:name="Table6.F" style:family="table-column">
      <style:table-column-properties style:column-width="0.18cm" style:rel-column-width="620*"/>
    </style:style>
    <style:style style:name="Table6.G" style:family="table-column">
      <style:table-column-properties style:column-width="12.582cm" style:rel-column-width="43398*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D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D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D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6" style:family="table-cell">
      <style:table-cell-properties fo:padding="0.097cm" fo:border-left="0.05pt solid #000000" fo:border-right="none" fo:border-top="none" fo:border-bottom="2pt solid #000000"/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A7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D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D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D10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D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D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D1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D1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2pt solid #000000"/>
    </style:style>
    <style:style style:name="Table6.D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5" style:family="table-cell">
      <style:table-cell-properties fo:padding="0.097cm" fo:border-left="0.05pt solid #000000" fo:border-right="none" fo:border-top="none" fo:border-bottom="0.05pt solid #000000"/>
    </style:style>
    <style:style style:name="Table6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2pt solid #000000"/>
    </style:style>
    <style:style style:name="Table6.D1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16" style:family="table-cell">
      <style:table-cell-properties fo:padding="0.097cm" fo:border-left="0.05pt solid #000000" fo:border-right="0.05pt solid #000000" fo:border-top="none" fo:border-bottom="2pt solid #000000"/>
    </style:style>
    <style:style style:name="Table6.A1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D1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D1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D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D2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0" style:family="table-cell">
      <style:table-cell-properties fo:padding="0.097cm" fo:border-left="0.05pt solid #000000" fo:border-right="none" fo:border-top="none" fo:border-bottom="0.05pt solid #000000"/>
    </style:style>
    <style:style style:name="Table6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D2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2" style:family="table-cell">
      <style:table-cell-properties fo:padding="0.097cm" fo:border-left="0.05pt solid #000000" fo:border-right="none" fo:border-top="none" fo:border-bottom="0.05pt solid #000000"/>
    </style:style>
    <style:style style:name="Table6.D2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3" style:family="table-cell">
      <style:table-cell-properties fo:padding="0.097cm" fo:border-left="0.05pt solid #000000" fo:border-right="none" fo:border-top="none" fo:border-bottom="0.05pt solid #000000"/>
    </style:style>
    <style:style style:name="Table6.D2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a5fe" officeooo:paragraph-rsid="0048ef69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7" style:family="paragraph" style:parent-style-name="Table_20_Contents">
      <style:text-properties officeooo:rsid="00720362" officeooo:paragraph-rsid="00720362"/>
    </style:style>
    <style:style style:name="P8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9" style:family="paragraph" style:parent-style-name="Table_20_Contents">
      <style:text-properties officeooo:rsid="008402b5" officeooo:paragraph-rsid="008402b5"/>
    </style:style>
    <style:style style:name="P10" style:family="paragraph" style:parent-style-name="Table_20_Contents">
      <style:text-properties officeooo:rsid="00846f86" officeooo:paragraph-rsid="00846f86"/>
    </style:style>
    <style:style style:name="P11" style:family="paragraph" style:parent-style-name="Table_20_Contents">
      <style:text-properties officeooo:rsid="00856cf4" officeooo:paragraph-rsid="00856cf4"/>
    </style:style>
    <style:style style:name="P12" style:family="paragraph" style:parent-style-name="Table_20_Contents">
      <style:text-properties officeooo:rsid="0086a6c1" officeooo:paragraph-rsid="0086a6c1"/>
    </style:style>
    <style:style style:name="P13" style:family="paragraph" style:parent-style-name="Table_20_Contents">
      <style:paragraph-properties fo:text-align="center" style:justify-single-word="false"/>
      <style:text-properties officeooo:rsid="0086a6c1" officeooo:paragraph-rsid="0086a6c1"/>
    </style:style>
    <style:style style:name="P14" style:family="paragraph" style:parent-style-name="Table_20_Contents">
      <style:text-properties officeooo:rsid="0086a6c1" officeooo:paragraph-rsid="00ab1e4a"/>
    </style:style>
    <style:style style:name="P15" style:family="paragraph" style:parent-style-name="Table_20_Contents">
      <style:text-properties officeooo:rsid="009fc13a" officeooo:paragraph-rsid="009fc13a"/>
    </style:style>
    <style:style style:name="P16" style:family="paragraph" style:parent-style-name="Table_20_Contents">
      <style:text-properties officeooo:rsid="00a096f4" officeooo:paragraph-rsid="00a096f4"/>
    </style:style>
    <style:style style:name="P17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18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19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20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21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22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text-properties officeooo:rsid="00b33acf" officeooo:paragraph-rsid="00b33acf"/>
    </style:style>
    <style:style style:name="T1" style:family="text">
      <style:text-properties officeooo:rsid="00846f86"/>
    </style:style>
    <style:style style:name="T2" style:family="text">
      <style:text-properties officeooo:rsid="008c7a2f"/>
    </style:style>
    <style:style style:name="T3" style:family="text">
      <style:text-properties officeooo:rsid="00902974"/>
    </style:style>
    <style:style style:name="T4" style:family="text">
      <style:text-properties officeooo:rsid="00903423"/>
    </style:style>
    <style:style style:name="T5" style:family="text">
      <style:text-properties officeooo:rsid="00914abf"/>
    </style:style>
    <style:style style:name="T6" style:family="text">
      <style:text-properties officeooo:rsid="0092acf0"/>
    </style:style>
    <style:style style:name="T7" style:family="text">
      <style:text-properties officeooo:rsid="009391cc"/>
    </style:style>
    <style:style style:name="T8" style:family="text">
      <style:text-properties officeooo:rsid="00964423"/>
    </style:style>
    <style:style style:name="T9" style:family="text">
      <style:text-properties officeooo:rsid="0097ef48"/>
    </style:style>
    <style:style style:name="T10" style:family="text">
      <style:text-properties officeooo:rsid="00986f7f"/>
    </style:style>
    <style:style style:name="T11" style:family="text">
      <style:text-properties officeooo:rsid="009b8e81"/>
    </style:style>
    <style:style style:name="T12" style:family="text">
      <style:text-properties officeooo:rsid="009e57a6"/>
    </style:style>
    <style:style style:name="T13" style:family="text">
      <style:text-properties officeooo:rsid="00a096f4"/>
    </style:style>
    <style:style style:name="T14" style:family="text">
      <style:text-properties officeooo:rsid="00ab1e4a"/>
    </style:style>
    <style:style style:name="T15" style:family="text">
      <style:text-properties officeooo:rsid="00ac4182"/>
    </style:style>
    <style:style style:name="T16" style:family="text">
      <style:text-properties officeooo:rsid="00ae78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2">E</text:p>
            <text:p text:style-name="P2">X</text:p>
            <text:p text:style-name="P2">P</text:p>
            <text:p text:style-name="P2">O</text:p>
            <text:p text:style-name="P2">S</text:p>
            <text:p text:style-name="P2">I</text:p>
            <text:p text:style-name="P2">T</text:p>
            <text:p text:style-name="P2">I</text:p>
            <text:p text:style-name="P2">O</text:p>
            <text:p text:style-name="P2">N</text:p>
          </table:table-cell>
          <table:table-cell table:style-name="Table6.A1" table:number-rows-spanned="6" office:value-type="string" table:protected="true">
            <text:p text:style-name="P23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17">Préambule</text:p>
          </table:table-cell>
          <table:table-cell table:style-name="Table6.E1" table:number-columns-spanned="3" office:value-type="string">
            <text:p text:style-name="P9"><text:span text:style-name="T2">THELMA</text:span> et <text:span text:style-name="T2">LOUISE</text:span>, deux copines d’une trentaine d’années, partent en vacances pour un week-end. Thelma n’en dit rien à Darry, son mari macho. Elle emporte un revolver, au cas où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17">Incident</text:p>
            <text:p text:style-name="P17">perturbateur</text:p>
          </table:table-cell>
          <table:table-cell table:style-name="Table6.E2" table:number-columns-spanned="3" office:value-type="string">
            <text:p text:style-name="P9">Thelma manque de se faire violer par HARLAN sur le parking d’un bar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3" office:value-type="string" table:protected="true">
            <text:p text:style-name="P17">Incident </text:p>
            <text:p text:style-name="P17">déclencheur</text:p>
          </table:table-cell>
          <table:table-cell table:style-name="Table6.E3" table:number-columns-spanned="3" office:value-type="string">
            <text:p text:style-name="P9">Louise secourt Thelma et descend Harlan quand il l’insult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4" office:value-type="string" table:protected="true">
            <text:p text:style-name="P17">Zone de refus</text:p>
          </table:table-cell>
          <table:table-cell table:style-name="Table6.E4" table:number-columns-spanned="3" office:value-type="string">
            <text:p text:style-name="P9">Les deux jeunes femmes ne savent pas quoi faire. Se rendre ou faire comme si de rien n’était ?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6" table:number-rows-spanned="2" office:value-type="string" table:protected="true">
            <text:p text:style-name="P17">Pivot 1</text:p>
          </table:table-cell>
          <table:table-cell table:style-name="Table6.E5" table:number-columns-spanned="3" office:value-type="string">
            <text:p text:style-name="P9">Louise décide de partir pour le Mexique (on ne connait pas encore la destination)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8">QDF</text:p>
          </table:table-cell>
          <table:table-cell table:style-name="Table6.F6" table:number-columns-spanned="2" office:value-type="string">
            <text:p text:style-name="P9">Thelma et Louise parviendront-elles à échapper à la police ?</text:p>
          </table:table-cell>
          <table:covered-table-cell/>
        </table:table-row>
        <table:table-row>
          <table:table-cell table:style-name="Table6.A7" table:number-rows-spanned="10" office:value-type="string" table:protected="true">
            <text:p text:style-name="P4">D</text:p>
            <text:p text:style-name="P4">É</text:p>
            <text:p text:style-name="P4">V</text:p>
            <text:p text:style-name="P4">E</text:p>
            <text:p text:style-name="P4">L</text:p>
            <text:p text:style-name="P4">O</text:p>
            <text:p text:style-name="P4">P</text:p>
            <text:p text:style-name="P4">P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</table:table-cell>
          <table:table-cell table:style-name="Table6.A7" table:number-rows-spanned="4" office:value-type="string" table:protected="true">
            <text:p text:style-name="P2">P</text:p>
            <text:p text:style-name="P2">A</text:p>
            <text:p text:style-name="P2">R</text:p>
            <text:p text:style-name="P2">T</text:p>
            <text:p text:style-name="P2">I</text:p>
            <text:p text:style-name="P2">E</text:p>
            <text:p text:style-name="P2"/>
            <text:p text:style-name="P2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7" office:value-type="string" table:protected="true">
            <text:p text:style-name="P18">Première action</text:p>
          </table:table-cell>
          <table:table-cell table:style-name="Table6.E7" table:number-columns-spanned="3" office:value-type="string">
            <text:p text:style-name="P9">Louise “ramasse” Thelma au bord de la piscin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8" office:value-type="string" table:protected="true">
            <text:p text:style-name="P18">Description</text:p>
            <text:p text:style-name="P18">générale</text:p>
          </table:table-cell>
          <table:table-cell table:style-name="Table6.E8" table:number-columns-spanned="3" office:value-type="string">
            <text:p text:style-name="P9">Sur la route, les deux jeunes femmes vont régler l’intendance, l’argent pour Louise, Darryl pour Thelma. Leur relation : Thelma se conduit comme une enfant et Louise comme son père.</text:p>
            <text:p text:style-name="P9">Elles font la connaissance de J.D. qu’elles prennent en stop.</text:p>
            <text:p text:style-name="P11">HAL SLOCUMB enquête (depuis l’exposition)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9" office:value-type="string" table:protected="true">
            <text:p text:style-name="P18">1/3</text:p>
          </table:table-cell>
          <table:table-cell table:style-name="Table6.E9" table:number-columns-spanned="3" office:value-type="string">
            <text:p text:style-name="P16">J.D. vient demander à Thelma de le prendre en stop. Louise refuse (donc rencontre entre J.D. et les deux jeunes femmes)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10" office:value-type="string" table:protected="true">
            <text:p text:style-name="P18">Clé de voûte</text:p>
          </table:table-cell>
          <table:table-cell table:style-name="Table6.E10" table:number-columns-spanned="3" office:value-type="string">
            <text:p text:style-name="P9">Thelma fait l’amour avec J.D. C’est une révélation. Mais J.D. leur vole leur argent.</text:p>
          </table:table-cell>
          <table:covered-table-cell/>
          <table:covered-table-cell/>
        </table:table-row>
        <table:table-row>
          <table:covered-table-cell/>
          <table:table-cell table:style-name="Table6.A7" table:number-rows-spanned="6" office:value-type="string" table:protected="true">
            <text:p text:style-name="P6">P</text:p>
            <text:p text:style-name="P6">A</text:p>
            <text:p text:style-name="P6">R</text:p>
            <text:p text:style-name="P6">T</text:p>
            <text:p text:style-name="P6">I</text:p>
            <text:p text:style-name="P6">E</text:p>
            <text:p text:style-name="P6"/>
            <text:p text:style-name="P6">2</text:p>
          </table:table-cell>
          <table:table-cell table:style-name="Table6.C16" table:number-rows-spanned="6" office:value-type="string" table:protected="true">
            <text:p text:style-name="Table_20_Contents"/>
          </table:table-cell>
          <table:table-cell table:style-name="Table6.D11" office:value-type="string" table:protected="true">
            <text:p text:style-name="P19">Conséquences</text:p>
          </table:table-cell>
          <table:table-cell table:style-name="Table6.E11" table:number-columns-spanned="3" office:value-type="string">
            <text:p text:style-name="P9">Sans argent, <text:span text:style-name="T1">les deux jeunes femmes se retrouvent dans une situation critique. Elles ne vont plus pouvoir regagner tranquillement le Mexique pour s’y installer.</text:span></text:p>
            <text:p text:style-name="P9">Le rôle des deux femmes s’inversent : <text:span text:style-name="T3">Louise s’effondre, Thelma prend la main. Thelma porte la culotte, Louise devient l’enfant qui suit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12" office:value-type="string" table:protected="true">
            <text:p text:style-name="P20">Description</text:p>
            <text:p text:style-name="P20">générale</text:p>
          </table:table-cell>
          <table:table-cell table:style-name="Table6.E12" table:number-columns-spanned="3" office:value-type="string">
            <text:p text:style-name="P10">Cette seconde partie sera marquée par la révélation de la personnalité de Thelma, étouffée, <text:span text:style-name="T4">bridée,</text:span> jusque-là. Parfaitement à l’aise dans un rôle “d’homme”, elle braque une station-service avec maestria.</text:p>
            <text:p text:style-name="P11">Suite au braquage à main armée de Thelma, le FBI <text:span text:style-name="T5">vient épauler Hal Slocumb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13" office:value-type="string" table:protected="true">
            <text:p text:style-name="P20">2/3</text:p>
          </table:table-cell>
          <table:table-cell table:style-name="Table6.E13" table:number-columns-spanned="3" office:value-type="string">
            <text:p text:style-name="P15">Interrogatoire de J.D. par Hal (et le chef du FBI) <text:span text:style-name="T13">(donc rencontre entre J.D. et Hal)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15" table:number-rows-spanned="2" office:value-type="string" table:protected="true">
            <text:p text:style-name="P20">Crise</text:p>
          </table:table-cell>
          <table:table-cell table:style-name="Table6.E14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5" table:number-columns-spanned="2" office:value-type="string" table:protected="true">
            <text:p text:style-name="P7"><text:span text:style-name="T1">S</text:span>ortie</text:p>
          </table:table-cell>
          <table:covered-table-cell/>
          <table:table-cell table:style-name="Table6.G15" office:value-type="string">
            <text:p text:style-name="P7"/>
          </table:table-cell>
        </table:table-row>
        <table:table-row>
          <table:covered-table-cell/>
          <table:covered-table-cell/>
          <table:covered-table-cell/>
          <table:table-cell table:style-name="Table6.D16" office:value-type="string" table:protected="true">
            <text:p text:style-name="P20">Pivot 2</text:p>
          </table:table-cell>
          <table:table-cell table:style-name="Table6.E16" table:number-columns-spanned="3" office:value-type="string">
            <text:p text:style-name="P11">Premier contact entre les jeunes femmes et la police (Hal), par le biais d’un coup de fil qui leur annonce que les flics savent où elles se rendent (J.D. a parlé).</text:p>
          </table:table-cell>
          <table:covered-table-cell/>
          <table:covered-table-cell/>
        </table:table-row>
        <table:table-row>
          <table:table-cell table:style-name="Table6.A17" table:number-rows-spanned="7" office:value-type="string" table:protected="true">
            <text:p text:style-name="P5">D</text:p>
            <text:p text:style-name="P5">É</text:p>
            <text:p text:style-name="P5">N</text:p>
            <text:p text:style-name="P5">O</text:p>
            <text:p text:style-name="P5">U</text:p>
            <text:p text:style-name="P5">E</text:p>
            <text:p text:style-name="P5">M</text:p>
            <text:p text:style-name="P5">E</text:p>
            <text:p text:style-name="P5">N</text:p>
            <text:p text:style-name="P5">T</text:p>
          </table:table-cell>
          <table:table-cell table:style-name="Table6.A17" table:number-rows-spanned="7" office:value-type="string" table:protected="true">
            <text:p text:style-name="P3"/>
          </table:table-cell>
          <table:table-cell table:style-name="Table6.C23" table:number-rows-spanned="7" office:value-type="string" table:protected="true">
            <text:p text:style-name="Table_20_Contents"/>
          </table:table-cell>
          <table:table-cell table:style-name="Table6.D17" office:value-type="string" table:protected="true">
            <text:p text:style-name="P21">Conséquences</text:p>
          </table:table-cell>
          <table:table-cell table:style-name="Table6.E17" table:number-columns-spanned="3" office:value-type="string">
            <text:p text:style-name="P11">Maintenant que la police sait où <text:span text:style-name="T6">les deux jeunes femmes</text:span> se rendent, elle va pouvoir s’<text:span text:style-name="T7">en</text:span> rapprocher. La rencontre semble <text:span text:style-name="T8">donc </text:span>inéluctabl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18" office:value-type="string" table:protected="true">
            <text:p text:style-name="P21">Description</text:p>
            <text:p text:style-name="P21">générale</text:p>
          </table:table-cell>
          <table:table-cell table:style-name="Table6.E18" table:number-columns-spanned="3" office:value-type="string">
            <text:p text:style-name="P11">Cet acte sera marqué par le contact entre les jeunes femmes et la police. Jusque-là, il n’y en avait aucun <text:span text:style-name="T16">(hors pivot 2, évidemment, qui introduit cette idée)</text:span>. Il va devenir de plus en plus “rapproché”, inévitable.</text:p>
            <text:p text:style-name="P12">C’est également la fin de l’accomplissement de <text:span text:style-name="T9">la personnalité de </text:span>Thelma.</text:p>
            <text:p text:style-name="P12">Lieu aussi de toutes les vengeances (par le biais du flic qui les arrête pour excès de vitesse et surtout du chauffeur du camion-citerne)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0" table:number-rows-spanned="2" office:value-type="string" table:protected="true">
            <text:p text:style-name="P21">Crise</text:p>
          </table:table-cell>
          <table:table-cell table:style-name="Table6.E19" table:number-columns-spanned="3" office:value-type="string">
            <text:p text:style-name="P12">Une horde de voitures de police roule dans les roues de la Thunderbird sur une longue plaine aride. Tout semble <text:span text:style-name="T10">fini</text:span> pour Thelma et Louise, <text:span text:style-name="T10">elles vont se faire serrer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20" table:number-columns-spanned="2" office:value-type="string" table:protected="true">
            <text:p text:style-name="P13">Sortie</text:p>
          </table:table-cell>
          <table:covered-table-cell/>
          <table:table-cell table:style-name="Table6.G20" office:value-type="string">
            <text:p text:style-name="P12">La décapotable réussit à passer sous un passage de canalisation<text:span text:style-name="T14">s</text:span>, pas les flics.</text:p>
          </table:table-cell>
        </table:table-row>
        <table:table-row>
          <table:covered-table-cell/>
          <table:covered-table-cell/>
          <table:covered-table-cell/>
          <table:table-cell table:style-name="Table6.D21" office:value-type="string" table:protected="true">
            <text:p text:style-name="P22">Climax</text:p>
          </table:table-cell>
          <table:table-cell table:style-name="Table6.E21" table:number-columns-spanned="3" office:value-type="string">
            <text:p text:style-name="P14">Thelma et Louise se retrouvent coincées <text:span text:style-name="T11">sur un plateau</text:span> par la police<text:span text:style-name="T11">, </text:span>face au vi<text:span text:style-name="T11">d</text:span>e.</text:p>
            <text:p text:style-name="P12">Elles décident de se jeter dans le vide pour leur échapper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2" office:value-type="string" table:protected="true">
            <text:p text:style-name="P22">RDF</text:p>
          </table:table-cell>
          <table:table-cell table:style-name="Table6.E22" table:number-columns-spanned="3" office:value-type="string">
            <text:p text:style-name="P12">OUI, elles parviennent à échapper à la justice, MAIS dans la mort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3" office:value-type="string" table:protected="true">
            <text:p text:style-name="P17">Désinence</text:p>
          </table:table-cell>
          <table:table-cell table:style-name="Table6.E23" table:number-columns-spanned="3" office:value-type="string">
            <text:p text:style-name="P12">On revoit, comme des <text:span text:style-name="T15">p</text:span>olaroïds animés, des moments heureux de leur <text:span text:style-name="T12">expédition</text:span>.</text:p>
          </table:table-cell>
          <table:covered-table-cell/>
          <table:covered-table-cell/>
        </table:table-row>
      </table:table>
      <text:p text:style-name="Standard"/>
      <text:p text:style-name="P24"><text:soft-page-break/>(exporter en PNG en largeur 900 et cropper dans Gi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2-06T11:09:52.232622000</dc:date>
    <meta:editing-duration>PT2H4M49S</meta:editing-duration>
    <meta:editing-cycles>111</meta:editing-cycles>
    <meta:generator>LibreOffice/5.1.6.2$MacOSX_X86_64 LibreOffice_project/07ac168c60a517dba0f0d7bc7540f5afa45f0909</meta:generator>
    <dc:creator>Philippe Perret</dc:creator>
    <meta:document-statistic meta:table-count="1" meta:image-count="0" meta:object-count="0" meta:page-count="2" meta:paragraph-count="104" meta:word-count="598" meta:character-count="3329" meta:non-whitespace-character-count="2833"/>
  </office:meta>
</office:document-meta>
</file>